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 Unicode MS" svg:font-family="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text-indent="0cm" style:auto-text-indent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Times" fo:font-size="14pt" style:font-size-asian="14pt" style:font-name-complex="Times1"/>
    </style:style>
    <style:style style:name="P4" style:family="paragraph" style:parent-style-name="Standard">
      <style:text-properties style:font-name="Times" fo:font-size="12pt" style:font-size-asian="12pt" style:font-name-complex="Times1"/>
    </style:style>
    <style:style style:name="P5" style:family="paragraph" style:parent-style-name="Standard">
      <style:paragraph-properties fo:text-align="end" style:justify-single-word="false"/>
      <style:text-properties style:font-name="Times" fo:font-size="12pt" style:font-size-asian="12pt" style:font-name-complex="Times1"/>
    </style:style>
    <style:style style:name="P6" style:family="paragraph" style:parent-style-name="Standard">
      <style:paragraph-properties fo:text-align="center" style:justify-single-word="false"/>
      <style:text-properties style:font-name="Times" fo:font-size="12pt" style:font-size-asian="12pt" style:font-name-complex="Times1"/>
    </style:style>
    <style:style style:name="P7" style:family="paragraph" style:parent-style-name="Standard">
      <style:text-properties style:font-name="Times" fo:font-size="12pt" style:text-underline-style="solid" style:text-underline-width="auto" style:text-underline-color="font-color" style:font-size-asian="12pt" style:font-name-complex="Times1"/>
    </style:style>
    <style:style style:name="P8" style:family="paragraph" style:parent-style-name="Standard">
      <style:text-properties style:font-name="Times" fo:font-size="14pt" style:font-size-asian="14pt" style:font-name-complex="Times1"/>
    </style:style>
    <style:style style:name="P9" style:family="paragraph" style:parent-style-name="Standard">
      <style:paragraph-properties fo:text-align="center" style:justify-single-word="false"/>
      <style:text-properties style:font-name="Times" fo:font-size="9pt" style:font-size-asian="9pt" style:font-name-complex="Times1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Times" fo:font-size="14pt" style:font-size-asian="14pt" style:font-name-complex="Times1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style:font-name="Times" fo:font-size="12pt" style:font-size-asian="12pt" style:font-name-complex="Times1"/>
    </style:style>
    <style:style style:name="T1" style:family="text">
      <style:text-properties style:font-name="Times" fo:font-size="12pt" style:font-size-asian="12pt" style:font-name-complex="Times1"/>
    </style:style>
    <style:style style:name="T2" style:family="text">
      <style:text-properties style:font-name="Times" fo:font-size="12pt" style:text-underline-style="solid" style:text-underline-width="auto" style:text-underline-color="font-color" style:font-size-asian="12pt" style:font-name-complex="Times1"/>
    </style:style>
    <style:style style:name="T3" style:family="text">
      <style:text-properties style:font-name="Times" fo:font-size="12pt" fo:font-weight="bold" style:font-size-asian="12pt" style:font-weight-asian="bold" style:font-name-complex="Times1"/>
    </style:style>
    <style:style style:name="T4" style:family="text">
      <style:text-properties style:font-name="Times" fo:font-size="12pt" fo:font-weight="bold" style:font-size-asian="12pt" style:font-weight-asian="bold" style:font-name-complex="Times1" style:font-weight-complex="bold"/>
    </style:style>
    <style:style style:name="T5" style:family="text">
      <style:text-properties style:font-name="Times" fo:font-size="12pt" fo:font-style="italic" style:font-size-asian="12pt" style:font-style-asian="italic" style:font-name-complex="Times1"/>
    </style:style>
    <style:style style:name="T6" style:family="text">
      <style:text-properties style:text-position="sub 58%" style:font-name="Times" fo:font-size="12pt" style:font-size-asian="12pt" style:font-name-complex="Times1"/>
    </style:style>
    <style:style style:name="T7" style:family="text">
      <style:text-properties style:font-name="Arial Unicode MS" fo:font-size="12pt" style:font-size-asian="12pt" style:font-name-complex="Arial Unicode M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V003 - SADA 1 </text:p>
      <text:p text:style-name="P5">Řešitelé: Tomáš Skopal (374549)</text:p>
      <text:p text:style-name="P5">Vojtěch Bělovský (374032)</text:p>
      <text:p text:style-name="P8">Příklad 1</text:p>
      <text:p text:style-name="Standard"><text:span text:style-name="T1"/></text:p>
      <text:p text:style-name="Standard"/>
      <text:p text:style-name="P10">IV003 - SADA 1 </text:p>
      <text:p text:style-name="P5">Řešitelé: Tomáš Skopal (374549)</text:p>
      <text:p text:style-name="P5">Vojtěch Bělovský (374032)</text:p>
      <text:p text:style-name="P8">Příklad 2</text:p>
      <text:p text:style-name="Standard"><text:span text:style-name="T1">Nejdříve uvedeme hledání esa v 1D poli, které obsahuje n prvků. Princip nám poté poslouží při hledání esa v 2D poli, tedy v matici. Při nejjednodušším hledání esa v 1D poli postupujeme lineárně po jednotlivých prvcích a nejvýše po n krocích nalezneme eso. To je však pomalé a proto urychlíme postup použitím rekurze. Pokud se podíváme na okolí čísla x v 1D poli na indexu </text:span><text:span text:style-name="T7">⌈</text:span><text:span text:style-name="T1">n/2</text:span><text:span text:style-name="T7">⌉</text:span><text:span text:style-name="T1">, můžou být okolní čísla buď obě menší (nalezli jsme eso) nebo obě větší nebo jedno větší a jedno menší. Pokud číslo x není esem, podíváme se na sousední prvky a stejný postup opakujeme na tu stranu pole, na které se nachází větší prvek než je x. Časová složitost je dána rekurentně rovnicí</text:span></text:p>
      <text:p text:style-name="Standard"/>
      <text:p text:style-name="P4">tedy podle Master Theoremu O(log n).</text:p>
      <text:p text:style-name="P4">Algoritmus je korektní, protože se vždy zanoří do té části pole, kde se nachází větší prvek a tím jednou musí najít ten který má oba sousedy menší (eso).</text:p>
      <text:p text:style-name="P4">Princip aplikujeme na matici a to následovně. Najdeme výše uvedeným algoritmem nejvyšší prvek v prostředním sloupci a řádku matice.</text:p>
      <text:p text:style-name="P1"/>
      <text:p text:style-name="P1"/>
      <text:p text:style-name="P1"/>
      <text:p text:style-name="P1"/>
      <text:p text:style-name="P1"/>
      <text:p text:style-name="Standard"/>
      <text:p text:style-name="P1"/>
      <text:p text:style-name="Standard"/>
      <text:p text:style-name="P4">Z</text:p>
      <text:p text:style-name="Standard"/>
      <text:p text:style-name="Standard"/>
      <text:p text:style-name="Standard"/>
      <text:p text:style-name="Standard"/>
      <text:p text:style-name="P4">X</text:p>
      <text:p text:style-name="Standard"/>
      <text:p text:style-name="P1"/>
      <text:p text:style-name="P1"/>
      <text:p text:style-name="P1"/>
      <text:p text:style-name="P6">Y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9">Obrázek 1.1</text:p>
      <text:p text:style-name="P4">Prozkoumáme jeho okolí. Pokud by podle obrázku 1.1 největším prvkem v prohledávaném řádku a sloupci bylo číslo X, pak porovnáme prvky Z a Y (okolí bodu X) a rekurzivně algoritmus voláme na submatici n/2 * n/2 kde se nachází MAX (X, Y). Do nové submatice (T(n/2)) zahrnujeme i hranici, tedy prvky, které tvořily prostřední sloupec a řádek aktuálně prohledávané matice (T(n)) (zvýrazněné na obrázku 1.1).</text:p>
      <text:p text:style-name="Standard"><text:span text:style-name="T2">Časová složitost:</text:span><text:span text:style-name="T1"> </text:span></text:p>
      <text:p text:style-name="Standard"><text:soft-page-break/></text:p>
      <text:p text:style-name="P4">Z rovnice podle Master Theoremu určíme koeficienty: a=1, b=2, d=1. Při dosazení zjistíme, že složitost výše popsaného algoritmu je O(n). Tedy jsme splnili zadání.</text:p>
      <text:p text:style-name="P7">Korektnost: </text:p>
      <text:p text:style-name="P4">Při prohledávání prostředního řádku a sloupce matice najdeme vždy ten největší prvek. Pokud se v jeho okolí nenachází větší prvky našli jsme eso, pokud je některý z prvků Y a Z větší než aktuální maximum pak rekurzivně postupujeme do submatice, která obsahuje větší z prvků. Máme při tom jistotu, že hranice nové (poloviční) matice jsou tvořeny pouze menšími prvky než je Y potažmo Z. Tedy eso, jelikož jde o největší prvek ve svém okolí, se musí nacházet v zmenšené části. Konečnost algoritmu je dána stálým zmenšováním matice, až zbyde pouze jeden prvek.</text:p>
      <text:p text:style-name="P4">Pozn.: Pravděpodobně by algoritmus byl ještě rychlejší, protože nový krok rekurze probíhá ve složitosti O(2*log(n)), ale pro jednodušší počítání jsme uvažovali tuto složitost jako O(n).</text:p>
      <text:p text:style-name="Standard"/>
      <text:p text:style-name="P10">IV003 - SADA 1 </text:p>
      <text:p text:style-name="P5">Řešitelé: Tomáš Skopal (374549)</text:p>
      <text:p text:style-name="P5">Vojtěch Bělovský (374032)</text:p>
      <text:p text:style-name="P8">Příklad 3</text:p>
      <text:p text:style-name="Standard"/>
      <text:p text:style-name="Standard"/>
      <text:p text:style-name="Standard"/>
      <text:p text:style-name="P10">IV003 - SADA 1 </text:p>
      <text:p text:style-name="P5">Řešitelé: Tomáš Skopal (374549)</text:p>
      <text:p text:style-name="P5">Vojtěch Bělovský (374032)</text:p>
      <text:p text:style-name="P8">Příklad 4</text:p>
      <text:p text:style-name="P4">Korektnost tvrzení:</text:p>
      <text:p text:style-name="P11"><text:tab/>•<text:tab/>INSERT + MIN-ALL:</text:p>
      <text:p text:style-name="Standard"><text:span text:style-name="T1">Tvrzení </text:span><text:span text:style-name="T3">není</text:span><text:span text:style-name="T1"> korektní. Existuje totiž posloupnost n operací INSERT a MIN-ALL, které mají kvadratickou složitost. Mějme libovolné číslo i které budeme nkrát pomocí operace INSERT(S, i) vkládat do seznamu S. Pokud potom budeme volat pouze operaci MIN-ALL(S) bude složitost této operace rovna velikosti seznamu, tedy n. V takovémto případě neexistuje konstanta, kterou bychom mohli shora omezit složitost MIN-ALL(S), proto bude amortizovaná složitost n operací INSERT a MIN-ALL alespoň kvadratická.</text:span></text:p>
      <text:p text:style-name="Standard"/>
      <text:p text:style-name="P11"><text:tab/>•<text:tab/>INSERT + MIN-ONE:</text:p>
      <text:p text:style-name="Standard"><text:span text:style-name="T1">Tvrzení </text:span><text:span text:style-name="T3">je</text:span><text:span text:style-name="T1"> korektní. Operaci INSERT dám 2 kredity a operaci MIN-ONE dám 1 kredit. Pricip je v tom že každý insert vloženému prvku dá i kredit na jeho vymazání. MIN-ONE má jeden kredit proto, že můžeme volat MIN-ONE na jednoprvkový seznam, takže potřebujeme 1 kredit aby se tato operace vždy mohla zaplatit. Vidíme že operacím INSERT a MIN-ONE stačí konstatní počet kreditů, aby se tyto operace navzájem zaplatily, z toho plyne že jsou omezitelné konstatnou, proto můžeme tvrdit že amortizovaná složitost n operací INSERT a MIN-ONE je v O(n).</text:span></text:p>
      <text:p text:style-name="Standard"/>
      <text:p text:style-name="P4">(místo na obrázek - pošlu ti jak vypadá)</text:p>
      <text:p text:style-name="Standard"/>
      <text:p text:style-name="Standard"/>
      <text:p text:style-name="P11"><text:tab/>•<text:tab/>INSERT + DELETE:</text:p>
      <text:p text:style-name="Standard"><text:span text:style-name="T1">Tvrzení </text:span><text:span text:style-name="T4">není</text:span><text:span text:style-name="T1"> korektní. Řešení je podobné jako v části a). Pomocí operace INSERT vložíme do seznamu nkrát číslo i. Když potom budeme volat pouze operaci DELETE s parametrem i, nikdy se žádný prvek nesmaže a složitost operace DELETE bude n. V takovém případě nelze operaci DELETE omezit shora žádnou konstantou, takže amortizovaná složitost n operací INSERT a DELETE je kvadratická.</text:span></text:p>
      <text:p text:style-name="Standard"/>
      <text:p text:style-name="P2"><text:span text:style-name="T1"><text:tab/>•<text:tab/>INSERT + DELETE + podmínka na různost </text:span><text:span text:style-name="T5">i</text:span><text:span text:style-name="T1">:</text:span></text:p>
      <text:p text:style-name="Standard"><text:span text:style-name="T1">Tvrzení </text:span><text:span text:style-name="T3">je </text:span><text:span text:style-name="T1">korektní. Operaci insert přiřadím 3 kredity a operaci Delete žádný. Tím, že se DELETE volá pokaždé s jiným parametrem, máme jistotu že pokud vložíme do seznamu S prvek i, pak k jeho smazání dojde nejpozději při druhé operaci DELETE, jež následují v posloupnosti operací za vložením prvku i. Proto každému prvku i stačí přiřadit 3 kredity při jeho vložení - jeden na vložení, druhý na “falešné” smazání (volání DELETE s parametrem i), třetí na jeho opravdové smazání (pokud budeme volat dále operaci DELETE, musíme ji volat s jiným parametrem než i, proto si můžeme být jisti že prvek již smazán bude a my máme ještě jeden kredit abychom tuto operaci zaplatili).</text:span></text:p>
      <text:p text:style-name="Standard"/>
      <text:p text:style-name="P4">(misto na obraze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 Unicode MS" svg:font-family="'Arial Unicode M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o</meta:initial-creator>
    <dc:date>2014-03-18T14:18:50.74</dc:date>
    <meta:generator>OpenOffice.org/3.4$Win32 OpenOffice.org_project/340m1$Build-9590</meta:generator>
    <meta:document-statistic meta:table-count="0" meta:image-count="0" meta:object-count="0" meta:page-count="5" meta:paragraph-count="41" meta:word-count="802" meta:character-count="4923"/>
    <meta:editing-duration>PT4M11S</meta:editing-duration>
    <meta:editing-cycles>1</meta:editing-cycles>
  </office:meta>
</office:document-meta>
</file>